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e8c" officeooo:paragraph-rsid="0019d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dashboard est déployé ici : <text:a xlink:type="simple" xlink:href="https://hpantecouteau-p7-modele-scoring-streamlit-app-3eijq1.streamlit.app/" text:style-name="Internet_20_link" text:visited-style-name="Visited_20_Internet_20_Link">https://hpantecouteau-p7-modele-scoring-streamlit-app-3eijq1.streamlit.app/</text:a> </text:p>
      <text:p text:style-name="P1"/>
      <text:p text:style-name="P1">L’API est déployée ici : <text:a xlink:type="simple" xlink:href="https://hpanteco.pythonanywhere.com/" text:style-name="Internet_20_link" text:visited-style-name="Visited_20_Internet_20_Link">https://hpanteco.pythonanywhere.com/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2:37:58.472014215</meta:creation-date>
    <dc:date>2023-01-21T12:39:49.782318363</dc:date>
    <meta:editing-duration>PT1M51S</meta:editing-duration>
    <meta:editing-cycles>1</meta:editing-cycles>
    <meta:document-statistic meta:table-count="0" meta:image-count="0" meta:object-count="0" meta:page-count="1" meta:paragraph-count="2" meta:word-count="13" meta:character-count="169" meta:non-whitespace-character-count="156"/>
    <meta:generator>LibreOffice/7.3.7.2$Linux_X86_64 LibreOffice_project/30$Build-2</meta:generator>
  </office:meta>
</office:document-meta>
</file>